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Ubuntu Mono'" style:font-pitch="fixed" fo:font-size="28pt" style:font-size-asian="28pt" style:font-size-complex="28pt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3)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.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5">at the beginning</text:span> of the file:</text:p>
                  </text:list-item>
                  <text:list-item>
                    <text:p><text:span text:style-name="T14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6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6">Invalid user john from ...</text:span></text:p>
                  </text:list-item>
                  <text:list-item>
                    <text:p>Create the user by running:<text:span text:style-name="T26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09:28</dc:date>
    <meta:editing-cycles>620</meta:editing-cycles>
    <meta:editing-duration>P11DT1H55M28S</meta:editing-duration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